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AssaSAsAS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Noto Sans CJK SC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Noto Sans CJK SC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scar Guerrero Reyes</meta:initial-creator>
    <meta:creation-date>2022-08-04T15:30:29</meta:creation-date>
    <meta:document-statistic meta:table-count="0" meta:image-count="0" meta:object-count="0" meta:page-count="1" meta:paragraph-count="1" meta:word-count="1" meta:character-count="13"/>
    <dc:date>2022-08-04T15:30:55</dc:date>
    <dc:creator>Oscar Guerrero Reyes</dc:creator>
    <meta:editing-duration>PT26S</meta:editing-duration>
    <meta:editing-cycles>1</meta:editing-cycles>
    <meta:generator>OpenOffice/4.1.11$Unix OpenOffice.org_project/4111m1$Build-9808</meta:generator>
  </office:meta>
</office:document-meta>
</file>